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paragraph-properties fo:margin-left="0cm" fo:margin-right="0cm" fo:text-indent="0cm" style:auto-text-indent="false" style:writing-mode="lr-tb"/>
    </style:style>
    <style:style style:name="P3" style:family="paragraph" style:parent-style-name="Standard">
      <style:text-properties officeooo:rsid="0014fad3" officeooo:paragraph-rsid="0014fad3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officeooo:rsid="001cd9ca" officeooo:paragraph-rsid="001cd9ca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officeooo:rsid="001cd9ca" officeooo:paragraph-rsid="001ebb44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officeooo:rsid="001ebb44" officeooo:paragraph-rsid="001ebb44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1af8b6"/>
    </style:style>
    <style:style style:name="T2" style:family="text">
      <style:text-properties officeooo:rsid="001cd9ca"/>
    </style:style>
    <style:style style:name="T3" style:family="text">
      <style:text-properties officeooo:rsid="0017d54e"/>
    </style:style>
    <style:style style:name="T4" style:family="text">
      <style:text-properties officeooo:rsid="001702c5"/>
    </style:style>
    <style:style style:name="T5" style:family="text">
      <style:text-properties officeooo:rsid="001ee2a8"/>
    </style:style>
    <style:style style:name="T6" style:family="text">
      <style:text-properties officeooo:rsid="001eb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w - it’s time to live</text:h>
      <text:p text:style-name="Text_20_body"/>
      <text:p text:style-name="Text_20_body">Some of the content of this chapter was inspired by Jill Bolte and her talks </text:p>
      <text:p text:style-name="Text_20_body"/>
      <text:p text:style-name="Text_20_body">For one of them there is the link below:</text:p>
      <text:p text:style-name="Text_20_body"/>
      <text:p text:style-name="Text_20_body">https://www.ted.com/talks/jill_bolte_taylor_my_stroke_of_insight</text:p>
      <text:p text:style-name="Text_20_body"/>
      <text:p text:style-name="P1">Once I woke up from coma, in that moment, I knew that I was no longer the choreographer of my life.  </text:p>
      <text:p text:style-name="P2">And either the doctors rescue my body and give me a second chance at life, </text:p>
      <text:p text:style-name="P2">or this was perhaps my moment of transition. </text:p>
      <text:p text:style-name="P1"/>
      <text:p text:style-name="P3">When I woke, <text:span text:style-name="T1">it already was an</text:span> afternoon, </text:p>
      <text:p text:style-name="P2">I was <text:span text:style-name="T1">enormously surprised</text:span> to discover that I was still alive. </text:p>
      <text:p text:style-name="P2">When I felt my spirit surrender, I said goodbye to my life.  </text:p>
      <text:p text:style-name="P2">And my mind was now suspended </text:p>
      <text:p text:style-name="P2">between two very opposite planes of reality.  </text:p>
      <text:p text:style-name="P2">Stimulation coming in through my sensory systems </text:p>
      <text:p text:style-name="P2">felt like pure pain.  </text:p>
      <text:p text:style-name="P2">Light burned my brain like wildfire, </text:p>
      <text:p text:style-name="P2">and sounds were so loud and chaotic </text:p>
      <text:p text:style-name="P2">that I could not pick a voice out from the background noise, </text:p>
      <text:p text:style-name="P2">and I just wanted to escape.  </text:p>
      <text:p text:style-name="P2">Because I could not identify the position of my body in space, </text:p>
      <text:p text:style-name="P2">I felt enormous and expansive, </text:p>
      <text:p text:style-name="P2">like a genie just liberated from her bottle.  </text:p>
      <text:p text:style-name="P2">And my spirit soared free, </text:p>
      <text:p text:style-name="P2">like a great whale gliding through the sea of silent euphoria.  </text:p>
      <text:p text:style-name="P2">Nirvana.  </text:p>
      <text:p text:style-name="P2">I found Nirvana, <text:span text:style-name="T1">again. </text:span> </text:p>
      <text:p text:style-name="P2">And I remember thinking, </text:p>
      <text:p text:style-name="P2">there's no way I would ever be able to squeeze the enormousness of myself </text:p>
      <text:p text:style-name="P2">back inside this tiny little body. </text:p>
      <text:p text:style-name="P1"/>
      <text:p text:style-name="P3">But then I realized, "But I'm still alive! </text:p>
      <text:p text:style-name="P2">I'm still alive, and I <text:span text:style-name="T1">experienced</text:span> Nirvana, <text:span text:style-name="T1">again</text:span>.  </text:p>
      <text:p text:style-name="P2">And if I <text:span text:style-name="T1">could experience</text:span> Nirvana <text:span text:style-name="T1">again, while being</text:span> alive, </text:p>
      <text:p text:style-name="P2">then everyone who is alive can <text:span text:style-name="T1">experience it, too</text:span>" </text:p>
      <text:p text:style-name="P2">And I pictured a world </text:p>
      <text:p text:style-name="P2">filled with beautiful, peaceful, compassionate, loving people </text:p>
      <text:p text:style-name="P2">who knew that they could come to this space at any time.  </text:p>
      <text:p text:style-name="P2">And that they could purposely choose </text:p>
      <text:p text:style-name="P2">to step to the right hemisphere – <text:span text:style-name="T2">by doing yoga and meditations -</text:span></text:p>
      <text:p text:style-name="P2"><text:soft-page-break/>and find this peace.  </text:p>
      <text:p text:style-name="P2">And then I realized </text:p>
      <text:p text:style-name="P2">what a tremendous gift this experience could be, </text:p>
      <text:p text:style-name="P2">what a stroke of insight this could be to how we live our lives.  </text:p>
      <text:p text:style-name="P2">And it motivated me to recover <text:span text:style-name="T2">and to come back. </text:span></text:p>
      <text:p text:style-name="P1"/>
      <text:p text:style-name="P3">So who are we? </text:p>
      <text:p text:style-name="P2">We are the life-force power of the universe, </text:p>
      <text:p text:style-name="P2">with manual dexterity and two cognitive minds.  </text:p>
      <text:p text:style-name="P2">And we have the power to choose, moment by moment, </text:p>
      <text:p text:style-name="P2">who and how we want to be in the world.  </text:p>
      <text:p text:style-name="P2">Right here, right now, </text:p>
      <text:p text:style-name="P2">I can step into the consciousness of my right hemisphere, where we are.  </text:p>
      <text:p text:style-name="P2">I am the life-force power of the universe.  </text:p>
      <text:p text:style-name="P2">I am the life-force power </text:p>
      <text:p text:style-name="P2">of the 50 trillion beautiful molecular geniuses that make up my form, </text:p>
      <text:p text:style-name="P2">at one with all that is.  </text:p>
      <text:p text:style-name="P2">Or, I can choose to step into the consciousness of my left hemisphere, </text:p>
      <text:p text:style-name="P2">where I become a single individual, a solid.  </text:p>
      <text:p text:style-name="P2">Separate from the flow, separate from you.  </text:p>
      <text:p text:style-name="P2">I am <text:span text:style-name="T3">Veronika</text:span></text:p>
      <text:p text:style-name="P2">intellectual, <text:span text:style-name="T3">journal</text:span>ist, <text:span text:style-name="T3">TV presenter and story-teller, caring mother to my children and loving wife to my husband and daughter to my parents. </text:span></text:p>
      <text:p text:style-name="P2">These are the "we" inside of me.  </text:p>
      <text:p text:style-name="P2">Which would you choose? </text:p>
      <text:p text:style-name="P2">Which do you choose? </text:p>
      <text:p text:style-name="P2">And when? </text:p>
      <text:p text:style-name="P2">I believe that the more time we spend </text:p>
      <text:p text:style-name="P2">choosing to run the deep inner-peace circuitry </text:p>
      <text:p text:style-name="P2">of our right hemispheres, </text:p>
      <text:p text:style-name="P2">the more peace we will project into the world, </text:p>
      <text:p text:style-name="P2">and the more peaceful our planet will be.  </text:p>
      <text:p text:style-name="P2">And I thought that was an idea<text:span text:style-name="T4">l time to live the life I was given, again. <text:s/></text:span></text:p>
      <text:p text:style-name="P2"/>
      <text:p text:style-name="P4">Recovery</text:p>
      <text:p text:style-name="P4"/>
      <text:p text:style-name="P4">Death of Dr. <text:s/>Igor</text:p>
      <text:p text:style-name="P4"/>
      <text:p text:style-name="P4">How long do I still have?</text:p>
      <text:p text:style-name="P4"/>
      <text:p text:style-name="P4">A journey to get into Gaza. </text:p>
      <text:p text:style-name="P4"/>
      <text:p text:style-name="P4">Once I woke up from the coma in <text:span text:style-name="T5">Ljubljana</text:span>, the venom finally flushed from my veins, I knew I was no longer the sole choreographer of my life. <text:s/>I had felt my spirit surrender. <text:s/>I had said goodbye — quietly, almost gratefully — to the story I had been writing with every border crossed, every icy plunge, every reckless yes. <text:s/>Light had burned like wildfire behind my eyes, sounds had crashed like chaos, and for a while I was enormous — a genie freed from the bottle of my body, gliding through silent euphoria. <text:s/>Nirvana. <text:s/>I had found it. <text:s/>And then I woke up. <text:s/>Still alive. <text:s/>Again. I remember thinking: if I can touch that vastness and still be breathing, then anyone can. <text:s/>Everyone who is alive can choose, at any moment, to step into that space of deep peace. <text:s/>And in the same breath, they can choose the smaller, sharper “I” — the one with a name, a passport, children waiting at home, a husband who paints while the polar night lasts. <text:s/>These two “we” live inside me. One is the life-force <text:soft-page-break/>power of the universe — boundless, at one with everything, fearless because there is no edge to fall off. <text:s/>The other is Veronika: intellectual, journalist, TV presenter, storyteller, mother to my quiet blond boy and fiery black-haired girl, loving wife to Eduard, daughter to my parents. <text:s/>I have spent decades running the circuitry of intensity — chasing sensation to prove I was still here. <text:s/>But in that coma I learned I could also run the circuitry of peace. <text:s/>And suddenly the running stopped feeling necessary. <text:s/>I came home different. <text:s/>I stayed longer. <text:s/>I watched the children grow. <text:s/>I sat with Eduard in silence that didn’t itch. <text:s/>For the first time, ordinary days didn’t terrify me. <text:s/>But the world kept burning. <text:s/>Images reached me: children in Gaza, thin as winter twigs, eyes carrying the same hollow question I once carried in Villette. <text:s/>Famine declared, temperatures brutal, homes reduced to rubble mountains, aid crawling in too late. <text:s/>I understood then what the second chance was truly for. <text:s/>Not to sit safely in the peace I had found. </text:p>
      <text:p text:style-name="P4">But to carry it into the places where peace had been bombed out of existence. <text:s/>One last time, I left. <text:s/>Eduard kissed me at the airport the way he always did — no pleas, no drama, just trust and the quiet knowledge that I might not return. <text:s/>The children hugged me harder than usual. <text:s/>They were old enough now to feel the weight. <text:s/>I entered Gaza in August 2025. It was a blast that deformed yet another piece of a building, now resembling the rest of the nearly completely demolished neighborhood…[Continue directly with the exact Gaza text you already wrote, ending on:]…And in the end, the machine took me too. </text:p>
      <text:p text:style-name="P4"/>
      <text:p text:style-name="P4"/>
      <text:p text:style-name="P5">I came home different. <text:s/>They had flown me to Ljubljana in May, while I was still deep in the coma — back to the city where the story began, back to hospital corridors that once rang with my fury at surviving. <text:s/>When I finally woke, late spring was already turning the city green. <text:s/>For the first time in decades, I stayed. <text:s/>Not forever — just those couple of months while my body finished healing, while Ljubljana’s grey winter memories <text:span text:style-name="T6">from the past</text:span> faded into a hesitant spring and then a full, warm summer. <text:s/>The children were already grown — our quiet blond boy and fiery black-haired girl now in their mid-twenties, shaping lives of their own. <text:s/></text:p>
      <text:p text:style-name="P5"/>
      <text:p text:style-name="P6">Our girl found her rooting in Columbia as an English teacher. <text:s/></text:p>
      <text:p text:style-name="P6">and </text:p>
      <text:p text:style-name="P6">our boy stayed in the UK, well, at least for now. <text:s/>His IT start-up is promising and he might need to relocate to the US. <text:s/>The time will show. </text:p>
      <text:p text:style-name="P5"/>
      <text:p text:style-name="P5">They came and went, bringing their new sharpness and laughter into the house. <text:s/>We shared long meals on the terrace, walks along the river, silences with Eduard that felt full instead of restless. <text:s/>Life became quieter, deeper. <text:s/>The old terror of ordinary days receded — like a tide that had learned it could ebb without drowning me. <text:s/>The running stopped. </text:p>
      <text:p text:style-name="P4">For one summer. <text:s/><text:span text:style-name="T6">For a few very short months. <text:s/></text:span>Then, one hot morning in early August 2025, the news reached me. <text:s/>Dr. <text:s/>Igor — the psychiatrist, who had once lied that my heart was failing, the lie that hurled me into life — had died suddenly of a massive heart attack. </text:p>
      <text:p text:style-name="P4"/>
      <text:p text:style-name="P4">They flew me home to Ljubljana while I was still unconscious — back to the city where it all began, back to the same hospital corridors that once echoed with my rage at being alive. <text:s/>When I woke from the coma, the venom finally purged, I knew I was no longer the sole choreographer of my life. <text:s/>I had surrendered. <text:s/>I had said goodbye — not in despair this time, but in a vast, silent euphoria. <text:s/>Light had burned like wildfire, sounds had crashed like chaos, and for a while I was boundless — a genie freed from the bottle of my body, gliding through an ocean of peace. <text:s/>Nirvana. <text:s/>I had touched it. <text:s/>And then I woke up. <text:s/>Still alive. <text:s/>Again. <text:s/>The doctors told me later how close it had been. <text:s/>Eduard had sat by my bed for weeks, painting nothing, just holding my hand through the long polar night. <text:s/>The children had taken turns reading to me. <text:s/>My parents had prayed. <text:s/>I remember thinking: if I can touch that vastness and still return to this small body, then anyone can. <text:s/>Everyone who is alive can choose, moment by moment, which circuitry to run — the deep inner peace of <text:soft-page-break/>boundlessness, or the sharp, separate “I” with a name, a history, people waiting. <text:s/>These two “we” live inside me. <text:s/>One is the life-force power of the universe — at one with everything, fearless because there are no edges. <text:s/>The other is Veronika: journalist, storyteller, mother to my quiet blond boy and fiery black-haired girl, loving wife to Eduard, daughter to my parents. For decades I had run only the circuitry of intensity, chasing proof that I was still here. <text:s/>But in that coma I learned I could also choose peace. <text:s/>And for the first time, ordinary days no longer felt like a slow death. I stayed home longer. <text:s/>I watched the children finish growing. <text:s/>I sat with Eduard in silences that felt full, not empty. <text:s/>Life became quieter, deeper. <text:s/>The running stopped. <text:s/>Then, one grey Ljubljana morning in early 2025, the news reached me. <text:s/>Dr. <text:s/>Igor — the psychiatrist who had once looked me in the eye and lied that my heart was failing, the lie that shocked me into tasting life again — had died suddenly of a massive heart attack. <text:s/>Irony doesn’t even begin to cover it. <text:s/>I went to the funeral. <text:s/>Stood in the rain with the handful of people who remembered Villette the way it used to be. <text:s/>And in that moment, watching his coffin lowered into Slovenian soil, I understood what the second unchosen return was truly for. Not to retreat into private peace. </text:p>
      <text:p text:style-name="P4">But to carry it outward — into the places where peace had been declared dead. The images had been haunting me for months: children in Gaza, ribs showing like winter branches, eyes holding the same hollow question I once carried. <text:s/>Famine official now, heat merciless, entire neighbourhoods reduced to rubble mountains, aid blocked or destroyed. Dr. <text:s/>Igor had — through his desperate lie — handed me decades I hadn’t asked for. </text:p>
      <text:p text:style-name="P4">Now someone was trying to steal decades from children who had never even had the chance to despair. One last time, I packed a small bag. Eduard kissed me at the airport the way he always had — steady, trusting, eyes saying everything his words never needed to. <text:s/>The children, now adults carrying our flame, hugged me harder than usual. <text:s/>They knew. I entered Gaza in August 2025. It was a blast that deformed yet another piece of a building, now resembling the rest of the nearly completely demolished neighborhood…[Seamless continuation with your exact Gaza text, ending on:]…And in the end, the machine took me too. </text:p>
      <text:p text:style-name="P4"/>
      <text:p text:style-name="P4">She begins the story waking up in a Ljubljana hospital, furious to be alive after trying to die. </text:p>
      <text:p text:style-name="P4">She ends the arc waking up in the same city, same kind of hospital bed, after a coma she didn’t choose — this time calm, illuminated, ready to live without the old terror. And the trigger for Gaza being the death of Dr. <text:s/>Igor — the very doctor who once told her “you have only days to live” (sparking her original awakening) now dying suddenly of a heart attack himself — that’s the irony dialed to eleven. <text:s/>The man who accidentally saved her life by lying about her heart now loses his own heart. <text:s/>It’s almost cruelly perfect. </text:p>
      <text:p text:style-name="P4"/>
      <text:p text:style-name="P4"/>
      <text:p text:style-name="P7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1:19:56.484751465</meta:creation-date>
    <dc:date>2026-01-05T18:11:55.575861000</dc:date>
    <meta:editing-duration>PT45M30S</meta:editing-duration>
    <meta:editing-cycles>13</meta:editing-cycles>
    <meta:generator>Collabora_Office/25.04.7.3$Android_AARCH64 LibreOffice_project/4ad7ba32450f</meta:generator>
    <meta:document-statistic meta:table-count="0" meta:image-count="0" meta:object-count="0" meta:page-count="4" meta:paragraph-count="85" meta:word-count="2016" meta:character-count="11404" meta:non-whitespace-character-count="9259"/>
  </office:meta>
</office:document-meta>
</file>